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37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4.740000000000002">
            <text:p>34.74</text:p>
          </table:table-cell>
          <table:table-cell table:style-name="ACE-0" office:value-type="float" office:value="7360">
            <text:p>7360</text:p>
          </table:table-cell>
          <table:table-cell table:style-name="ACE-0" office:value-type="float" office:value="154.46000000000001">
            <text:p>154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4751</text:p>
          </table:table-cell>
          <table:table-cell table:style-name="ACE-0" office:value-type="float" office:value="66.689999999999998">
            <text:p>66.69</text:p>
          </table:table-cell>
          <table:table-cell table:style-name="ACE-0" office:value-type="float" office:value="34.32">
            <text:p>34.32</text:p>
          </table:table-cell>
          <table:table-cell table:style-name="ACE-0" office:value-type="float" office:value="9940">
            <text:p>994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4752</text:p>
          </table:table-cell>
          <table:table-cell table:style-name="ACE-0" office:value-type="float" office:value="66.689999999999998">
            <text:p>66.69</text:p>
          </table:table-cell>
          <table:table-cell table:style-name="ACE-0" office:value-type="float" office:value="34.32">
            <text:p>34.32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9614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4.329999999999998">
            <text:p>34.33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367.5">
            <text:p>367.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">
            <text:p>36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9614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4.329999999999998">
            <text:p>34.33</text:p>
          </table:table-cell>
          <table:table-cell table:style-name="ACE-0" office:value-type="float" office:value="11230">
            <text:p>11230</text:p>
          </table:table-cell>
          <table:table-cell table:style-name="ACE-0" office:value-type="float" office:value="367.5">
            <text:p>367.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">
            <text:p>36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9617</text:p>
          </table:table-cell>
          <table:table-cell table:style-name="ACE-0" office:value-type="float" office:value="66.709999999999994">
            <text:p>66.71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9616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4.25">
            <text:p>34.25</text:p>
          </table:table-cell>
          <table:table-cell table:style-name="ACE-0" office:value-type="float" office:value="3300">
            <text:p>330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9612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40000000000002">
            <text:p>34.24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6548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09613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Gnumeric-default" office:value-type="string">
            <text:p>KolkaEtal2013</text:p>
          </table:table-cell>
          <table:table-cell table:style-name="ACE-0" office:value-type="string">
            <text:p>Kolka et al. 2013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mb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GU-IOAN-181</text:p>
          </table:table-cell>
          <table:table-cell table:style-name="ACE-0" office:value-type="float" office:value="66.670000000000002">
            <text:p>66.67</text:p>
          </table:table-cell>
          <table:table-cell table:style-name="ACE-0" office:value-type="float" office:value="34.310000000000002">
            <text:p>34.31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481.51999999999998">
            <text:p>481.52</text:p>
          </table:table-cell>
          <table:table-cell table:style-name="ACE-0" office:value-type="string">
            <text:p>shells (Astarte)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0897247358851685">
            <text:p>1.08972</text:p>
          </table:table-cell>
          <table:table-cell table:style-name="ACE-0" office:value-type="float" office:value="1.0897247358851685">
            <text:p>1.0897247</text:p>
          </table:table-cell>
          <table:table-cell table:style-name="Gnumeric-default" office:value-type="string">
            <text:p>Koshechkin1979</text:p>
          </table:table-cell>
          <table:table-cell table:style-name="ACE-0" office:value-type="string">
            <text:p>Koshechkin 1979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 table:number-rows-repeated="2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3">
          <gnm:selection gnm:start-col="9" gnm:start-row="3" gnm:end-col="10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09:21:2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